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ecode-xored-array/" text:style-name="Internet_20_link" text:visited-style-name="Visited_20_Internet_20_Link"><text:span text:style-name="T1">1720. Decode XORed Array</text:span></text:a></text:p>
      <text:section text:style-name="Sect1" text:name="headlessui-popover-button-:r18:">
        <text:p text:style-name="Standard"/>
      </text:section>
      <text:section text:style-name="Sect1" text:name="headlessui-popover-button-:re:">
        <text:p text:style-name="Standard"/>
      </text:section>
      <text:p text:style-name="P3">Easy</text:p>
      <text:p text:style-name="P3">1.5K</text:p>
      <text:p text:style-name="P3">204</text:p>
      <text:section text:style-name="Sect1" text:name="headlessui-popover-button-:ri:">
        <text:p text:style-name="Standard"/>
      </text:section>
      <text:section text:style-name="Sect1" text:name="headlessui-popover-button-:rk:">
        <text:p text:style-name="Standard"/>
      </text:section>
      <text:p text:style-name="P4">Companies</text:p>
      <text:p text:style-name="P5"><text:span text:style-name="T1">There is a </text:span><text:span text:style-name="Strong_20_Emphasis"><text:span text:style-name="T1">hidden</text:span></text:span><text:span text:style-name="T1"> integer array </text:span><text:span text:style-name="Source_20_Text"><text:span text:style-name="T2">arr</text:span></text:span><text:span text:style-name="T1"> that consists of </text:span><text:span text:style-name="Source_20_Text"><text:span text:style-name="T2">n</text:span></text:span><text:span text:style-name="T1"> non-negative integers.</text:span></text:p>
      <text:p text:style-name="P5"><text:span text:style-name="T1">It was encoded into another integer array </text:span><text:span text:style-name="Source_20_Text"><text:span text:style-name="T2">encoded</text:span></text:span><text:span text:style-name="T1"> of length </text:span><text:span text:style-name="Source_20_Text"><text:span text:style-name="T2">n - 1</text:span></text:span><text:span text:style-name="T1">, such that </text:span><text:span text:style-name="Source_20_Text"><text:span text:style-name="T2">encoded[i] = arr[i] XOR arr[i + 1]</text:span></text:span><text:span text:style-name="T1">. For example, if </text:span><text:span text:style-name="Source_20_Text"><text:span text:style-name="T2">arr = [1,0,2,1]</text:span></text:span><text:span text:style-name="T1">, then </text:span><text:span text:style-name="Source_20_Text"><text:span text:style-name="T2">encoded = [1,2,3]</text:span></text:span><text:span text:style-name="T1">.</text:span></text:p>
      <text:p text:style-name="P5"><text:span text:style-name="T1">You are given the </text:span><text:span text:style-name="Source_20_Text"><text:span text:style-name="T2">encoded</text:span></text:span><text:span text:style-name="T1"> array. You are also given an integer </text:span><text:span text:style-name="Source_20_Text"><text:span text:style-name="T2">first</text:span></text:span><text:span text:style-name="T1">, that is the first element of </text:span><text:span text:style-name="Source_20_Text"><text:span text:style-name="T2">arr</text:span></text:span><text:span text:style-name="T1">, i.e. </text:span><text:span text:style-name="Source_20_Text"><text:span text:style-name="T2">arr[0]</text:span></text:span><text:span text:style-name="T1">.</text:span></text:p>
      <text:p text:style-name="P5"><text:span text:style-name="T1">Return </text:span><text:span text:style-name="Emphasis"><text:span text:style-name="T1">the original array</text:span></text:span><text:span text:style-name="T1"> </text:span><text:span text:style-name="Source_20_Text"><text:span text:style-name="T2">arr</text:span></text:span><text:span text:style-name="T1">. It can be proved that the answer exists and is unique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encoded = [1,2,3], first = 1</text:span></text:p>
      <text:p text:style-name="P2"><text:span text:style-name="Strong_20_Emphasis"><text:span text:style-name="T1">Output:</text:span></text:span><text:span text:style-name="T1"> [1,0,2,1]</text:span></text:p>
      <text:p text:style-name="P1"><text:span text:style-name="Strong_20_Emphasis"><text:span text:style-name="T1">Explanation:</text:span></text:span><text:span text:style-name="T1"> If arr = [1,0,2,1], then first = 1 and encoded = [1 XOR 0, 0 XOR 2, 2 XOR 1] = [1,2,3]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encoded = [6,2,7,3], first = 4</text:span></text:p>
      <text:p text:style-name="P1"><text:span text:style-name="Strong_20_Emphasis"><text:span text:style-name="T1">Output:</text:span></text:span><text:span text:style-name="T1"> [4,2,0,7,4]</text:span></text:p>
      <text:p text:style-name="P6"> </text:p>
      <text:p text:style-name="P5"><text:span text:style-name="Strong_20_Emphasis"><text:span text:style-name="T1">Constraints:</text:span></text:span></text:p>
      <text:list xml:id="list1928764528" text:style-name="L1">
        <text:list-item>
          <text:p text:style-name="P7"><text:span text:style-name="Source_20_Text"><text:span text:style-name="T2">2 &lt;= n &lt;= 10</text:span></text:span><text:span text:style-name="Source_20_Text"><text:span text:style-name="T1">4</text:span></text:span></text:p>
        </text:list-item>
        <text:list-item>
          <text:p text:style-name="P7"><text:span text:style-name="Source_20_Text"><text:span text:style-name="T2">encoded.length == n - 1</text:span></text:span></text:p>
        </text:list-item>
        <text:list-item>
          <text:p text:style-name="P7"><text:span text:style-name="Source_20_Text"><text:span text:style-name="T2">0 &lt;= encoded[i] &lt;= 10</text:span></text:span><text:span text:style-name="Source_20_Text"><text:span text:style-name="T1">5</text:span></text:span></text:p>
        </text:list-item>
        <text:list-item>
          <text:p text:style-name="P8"><text:span text:style-name="Source_20_Text"><text:span text:style-name="T2">0 &lt;= first &lt;= 10</text:span></text:span><text:span text:style-name="Source_20_Text"><text:span text:style-name="T1">5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5T08:50:42.296000000</dc:date>
    <meta:editing-duration>PT24S</meta:editing-duration>
    <meta:editing-cycles>1</meta:editing-cycles>
    <meta:document-statistic meta:table-count="0" meta:image-count="0" meta:object-count="0" meta:page-count="1" meta:paragraph-count="23" meta:word-count="161" meta:character-count="811" meta:non-whitespace-character-count="673"/>
    <meta:generator>LibreOffice/7.2.2.2$Windows_X86_64 LibreOffice_project/02b2acce88a210515b4a5bb2e46cbfb63fe97d56</meta:generator>
  </office:meta>
</office:document-meta>
</file>